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2.109cm"/>
    </style:style>
    <style:style style:name="co2" style:family="table-column">
      <style:table-column-properties fo:break-before="auto" style:column-width="21.142cm"/>
    </style:style>
    <style:style style:name="co3" style:family="table-column">
      <style:table-column-properties fo:break-before="auto" style:column-width="15.168cm"/>
    </style:style>
    <style:style style:name="co4" style:family="table-column">
      <style:table-column-properties fo:break-before="auto" style:column-width="7.987cm"/>
    </style:style>
    <style:style style:name="co5" style:family="table-column">
      <style:table-column-properties fo:break-before="auto" style:column-width="8.849cm"/>
    </style:style>
    <style:style style:name="co6" style:family="table-column">
      <style:table-column-properties fo:break-before="auto" style:column-width="16.799cm"/>
    </style:style>
    <style:style style:name="co7" style:family="table-column">
      <style:table-column-properties fo:break-before="auto" style:column-width="12.233cm"/>
    </style:style>
    <style:style style:name="co8" style:family="table-column">
      <style:table-column-properties fo:break-before="auto" style:column-width="13.869cm"/>
    </style:style>
    <style:style style:name="co9" style:family="table-column">
      <style:table-column-properties fo:break-before="auto" style:column-width="13.399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387cm" fo:break-before="auto" style:use-optimal-row-height="false"/>
    </style:style>
    <style:style style:name="ro2" style:family="table-row">
      <style:table-row-properties style:row-height="4.071cm" fo:break-before="auto" style:use-optimal-row-height="false"/>
    </style:style>
    <style:style style:name="ro3" style:family="table-row">
      <style:table-row-properties style:row-height="3.32cm" fo:break-before="auto" style:use-optimal-row-height="false"/>
    </style:style>
    <style:style style:name="ro4" style:family="table-row">
      <style:table-row-properties style:row-height="1.448cm" fo:break-before="auto" style:use-optimal-row-height="false"/>
    </style:style>
    <style:style style:name="ro5" style:family="table-row">
      <style:table-row-properties style:row-height="3.717cm" fo:break-before="auto" style:use-optimal-row-height="false"/>
    </style:style>
    <style:style style:name="ro6" style:family="table-row">
      <style:table-row-properties style:row-height="1.312cm" fo:break-before="auto" style:use-optimal-row-height="false"/>
    </style:style>
    <style:style style:name="ro7" style:family="table-row">
      <style:table-row-properties style:row-height="1.102cm" fo:break-before="auto" style:use-optimal-row-height="false"/>
    </style:style>
    <style:style style:name="ro8" style:family="table-row">
      <style:table-row-properties style:row-height="0.654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8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20pt" style:font-size-asian="20pt" style:font-size-complex="20pt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4.51pt solid #000000" fo:background-color="#ffffff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4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5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name-asian="Noto Sans CJK SC1" style:font-size-asian="15pt" style:font-name-complex="Lohit Marathi1" style:font-size-complex="15pt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9" style:family="table-cell" style:parent-style-name="Default">
      <style:table-cell-properties fo:border-bottom="4.51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22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3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6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2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8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1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3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4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59" style:family="table-cell" style:parent-style-name="Bad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60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1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2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Bad" style:data-style-name="N10003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68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fo:language="uk" fo:country="UA" style:font-name-asian="Noto Sans CJK SC1" style:font-size-asian="15pt" style:font-name-complex="Lohit Marathi1" style:font-size-complex="15pt"/>
    </style:style>
    <style:style style:name="ce69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font-name="Droid Sans" fo:font-size="14pt" style:font-size-asian="14pt" style:font-size-complex="14pt"/>
    </style:style>
    <style:style style:name="ce73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77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79" style:family="table-cell" style:parent-style-name="Default">
      <style:table-cell-properties fo:border-bottom="none" fo:border-left="none" fo:border-right="4.51pt solid #000000" fo:border-top="none"/>
    </style:style>
    <style:style style:name="ce80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1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4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6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7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8" style:family="table-cell" style:parent-style-name="Neutral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9" style:family="table-cell" style:parent-style-name="Default">
      <style:table-cell-properties fo:border-bottom="0.06pt solid #000000" fo:border-left="4.51pt solid #000000" fo:border-right="4.51pt solid #000000" fo:border-top="0.06pt solid #000000"/>
    </style:style>
    <style:style style:name="ce90" style:family="table-cell" style:parent-style-name="Bad">
      <style:table-cell-properties fo:border-bottom="4.51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91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6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T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letter-kerning="true" fo:language="uk" fo:country="UA" style:language-asian="zh" style:country-asian="CN" style:language-complex="hi" style:country-complex="IN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8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10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style:font-name-complex="Lohit Marathi"/>
    </style:style>
    <style:style style:name="T13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18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18"/>
        <table:table-column table:style-name="co2" table:default-cell-style-name="ce27"/>
        <table:table-column table:style-name="co3" table:default-cell-style-name="ce33"/>
        <table:table-column table:style-name="co4" table:default-cell-style-name="ce63"/>
        <table:table-column table:style-name="co5" table:default-cell-style-name="ce71"/>
        <table:table-column table:style-name="co6" table:default-cell-style-name="ce75"/>
        <table:table-column table:style-name="co7" table:default-cell-style-name="ce77"/>
        <table:table-column table:style-name="co8" table:default-cell-style-name="ce84"/>
        <table:table-column table:style-name="co9" table:default-cell-style-name="ce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<text:span text:style-name="T1">My fimfiction: </text:span><text:span text:style-name="T1"><text:a xlink:href="https://www.fimfiction.net/user/595939/volkov" xlink:type="simple">https://www.fimfiction.net/user/595939/volkov</text:a></text:span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4" office:value-type="string" calcext:value-type="string">
            <text:p>List hosted here: <text:a xlink:href="https://github.com/Vovkiv/mlp_fics_that_i_plan_to_translate" xlink:type="simple">https://github.com/Vovkiv/mlp_fics_that_i_plan_to_translate</text:a></text:p>
          </table:table-cell>
          <table:table-cell table:style-name="ce1" table:number-columns-repeated="3"/>
          <table:table-cell table:style-name="Default" table:number-columns-repeated="4"/>
          <table:table-cell table:style-name="ce87" office:value-type="string" calcext:value-type="string">
            <text:p>Yes (Author owns rights on cover and I allowed to use it, include editing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3">
          <table:table-cell table:style-name="ce4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style-name="ce1" table:number-columns-repeated="2"/>
          <table:table-cell table:style-name="ce34" office:value-type="string" calcext:value-type="string">
            <text:p>Done (Fic is done, so it is safe to translate it.)</text:p>
          </table:table-cell>
          <table:table-cell table:style-name="ce66" office:value-type="string" calcext:value-type="string">
            <text:p><text:span text:style-name="T6">“[</text:span><text:span text:style-name="T7">Translated title]</text:span><text:span text:style-name="T8">”</text:span><text:span text:style-name="T9"> (Adapted/translated title.)</text:span></text:p>
          </table:table-cell>
          <table:table-cell table:style-name="ce34" office:value-type="string" calcext:value-type="string">
            <text:p>[link] (Link to translated fic.)</text:p>
          </table:table-cell>
          <table:table-cell table:style-name="ce34" office:value-type="string" calcext:value-type="string">
            <text:p>100 of 100 (Fic is 100% translated.)</text:p>
          </table:table-cell>
          <table:table-cell table:style-name="ce34" office:value-type="string" calcext:value-type="string">
            <text:p>Yes (I got permission to translate fic.)</text:p>
          </table:table-cell>
          <table:table-cell table:style-name="ce88" office:value-type="string" calcext:value-type="string">
            <text:p>Don’t Own Rights (Author doesn’t own rights on cover, so they took it from somewhere else. Doesn’t matter, it author asked from artist or not about permission. I still need ask original artist about permission myself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 table:visibility="collapse">
          <table:table-cell table:style-name="ce5"/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WIP</text:p>
          </table:table-cell>
          <table:table-cell table:style-name="ce58" office:value-type="string" calcext:value-type="string">
            <text:p>Unknown</text:p>
          </table:table-cell>
          <table:table-cell table:style-name="ce58" table:number-columns-repeated="3"/>
          <table:table-cell table:style-name="ce79"/>
          <table:table-cell table:style-name="ce89"/>
          <table:table-cell/>
          <table:table-cell table:style-name="ce78"/>
          <table:table-cell table:number-columns-repeated="10"/>
        </table:table-row>
        <table:table-row table:style-name="ro5">
          <table:table-cell table:style-name="ce4" office:value-type="string" calcext:value-type="string">
            <text:p>Fics from same series (e.g: «Long Road to Friendship» and «Spectacular Sever») will be connected to same border extra thick box. And number will represent order, in which each fic was writed.</text:p>
          </table:table-cell>
          <table:table-cell table:style-name="ce1" table:number-columns-repeated="2"/>
          <table:table-cell table:style-name="ce59" office:value-type="string" calcext:value-type="string">
            <text:p>Not Done (Fic is not yet done; Fic dead. I won’t translate fic in this state, unless I really want to, but otherwise no.)</text:p>
          </table:table-cell>
          <table:table-cell table:style-name="ce67" office:value-type="string" calcext:value-type="string">
            <text:p><text:span text:style-name="T10">[Original]</text:span><text:span text:style-name="T11"> (Title cannot be translated; Author didn’t allow to translated title;</text:span><text:span text:style-name="T12"> I didn’t translated title yet;)</text:span></text:p>
          </table:table-cell>
          <table:table-cell table:style-name="ce59" office:value-type="string" calcext:value-type="string">
            <text:p>No (Author denied permission for translation; Link was removed for some reason, including author take down; I don’t want to share with WIP translation yet;)</text:p>
          </table:table-cell>
          <table:table-cell table:style-name="ce59" office:value-type="string" calcext:value-type="string">
            <text:p>10 of 100 (Fic is not yet 100% translated.)</text:p>
          </table:table-cell>
          <table:table-cell table:style-name="ce59" office:value-type="string" calcext:value-type="string">
            <text:p>No (Author didn’t allowed me to translate their fic; I Didn’t asked about permission yet; I asked author about permission, but didn’t got answer back;)</text:p>
          </table:table-cell>
          <table:table-cell table:style-name="ce90" office:value-type="string" calcext:value-type="string">
            <text:p><text:span text:style-name="T16">No (Author of fic owns rights on cover, but I can’t use it; I didn’t asked about permission yet; </text:span><text:span text:style-name="T17">I asked author about permission, but didn’t got answer back; </text:span><text:span text:style-name="T18">Author didn’t allowed me to translate fic; Fic doesn't have cover at all;)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6">
          <table:table-cell table:style-name="ce8" office:value-type="string" calcext:value-type="string">
            <text:p>Original – Fic title:</text:p>
          </table:table-cell>
          <table:table-cell table:style-name="ce8" office:value-type="string" calcext:value-type="string">
            <text:p>Original – Link to fic:</text:p>
          </table:table-cell>
          <table:table-cell table:style-name="ce8" office:value-type="string" calcext:value-type="string">
            <text:p>Original - Link to author’s fimfiction page:</text:p>
          </table:table-cell>
          <table:table-cell table:style-name="ce8" office:value-type="string" calcext:value-type="string">
            <text:p>Original – Fic status:</text:p>
          </table:table-cell>
          <table:table-cell table:style-name="ce8" office:value-type="string" calcext:value-type="string">
            <text:p><text:span text:style-name="T13">Translation</text:span> – Fic title:</text:p>
          </table:table-cell>
          <table:table-cell table:style-name="ce8" office:value-type="string" calcext:value-type="string">
            <text:p><text:span text:style-name="T13">Translation</text:span> - Link to fic:</text:p>
          </table:table-cell>
          <table:table-cell table:style-name="ce8" office:value-type="string" calcext:value-type="string">
            <text:p><text:span text:style-name="T13">Translation – C</text:span><text:span text:style-name="T14">hapters c</text:span><text:span text:style-name="T15">ompletion:</text:span></text:p>
          </table:table-cell>
          <table:table-cell table:style-name="ce8" office:value-type="string" calcext:value-type="string">
            <text:p>Translation - Permission to translate:</text:p>
          </table:table-cell>
          <table:table-cell table:style-name="ce8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7">
          <table:table-cell table:style-name="ce11" office:value-type="string" calcext:value-type="string">
            <text:p>1. Long Road to Friendship</text:p>
          </table:table-cell>
          <table:table-cell table:style-name="ce21" office:value-type="string" calcext:value-type="string">
            <text:p><text:span text:style-name="T4"><text:a xlink:href="https://www.fimfiction.net/story/144198/long-road-to-friendship" xlink:type="simple">https://www.fimfiction.net/story/144198/long-road-to-friendship</text:a></text:span></text:p>
          </table:table-cell>
          <table:table-cell table:style-name="ce28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60" office:value-type="string" calcext:value-type="string">
            <text:p>Done</text:p>
          </table:table-cell>
          <table:table-cell table:style-name="ce23" office:value-type="string" calcext:value-type="string">
            <text:p>“Довга Дорога до Дружби”</text:p>
          </table:table-cell>
          <table:table-cell table:style-name="ce60" office:value-type="string" calcext:value-type="string">
            <text:p><text:a xlink:href="https://github.com/Vovkiv/LRtF-ukr" xlink:type="simple">https://github.com/Vovkiv/LRtF-ukr</text:a></text:p>
          </table:table-cell>
          <table:table-cell table:style-name="ce76" office:value-type="string" calcext:value-type="string">
            <text:p>7 of 43</text:p>
          </table:table-cell>
          <table:table-cell table:number-columns-repeated="2" table:style-name="ce80" office:value-type="string" calcext:value-type="string">
            <text:p>Yes</text:p>
          </table:table-cell>
          <table:table-cell table:number-columns-repeated="12"/>
        </table:table-row>
        <table:table-row table:style-name="ro7">
          <table:table-cell table:style-name="ce12" office:value-type="string" calcext:value-type="string">
            <text:p>2. Spectacular Seven</text:p>
          </table:table-cell>
          <table:table-cell table:style-name="ce22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31"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table:style-name="ce61" office:value-type="string" calcext:value-type="string">
            <text:p>Not Done</text:p>
          </table:table-cell>
          <table:table-cell table:style-name="ce68" office:value-type="string" calcext:value-type="string">
            <text:p><text:span text:style-name="T10">[Original]</text:span></text:p>
          </table:table-cell>
          <table:table-cell table:style-name="ce61" office:value-type="string" calcext:value-type="string">
            <text:p>No</text:p>
          </table:table-cell>
          <table:table-cell table:style-name="ce61" office:value-type="string" calcext:value-type="string">
            <text:p>0 of 12</text:p>
          </table:table-cell>
          <table:table-cell table:number-columns-repeated="2" table:style-name="ce81" office:value-type="string" calcext:value-type="string">
            <text:p>No</text:p>
          </table:table-cell>
          <table:table-cell table:number-columns-repeated="12"/>
        </table:table-row>
        <table:table-row table:style-name="ro7">
          <table:table-cell table:style-name="ce11" office:value-type="string" calcext:value-type="string">
            <text:p>1. Undead Robot Bug Crusaders</text:p>
          </table:table-cell>
          <table:table-cell table:style-name="ce23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28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0" office:value-type="string" calcext:value-type="string">
            <text:p>Done</text:p>
          </table:table-cell>
          <table:table-cell table:style-name="ce69" office:value-type="string" calcext:value-type="string">
            <text:p><text:span text:style-name="T10">[Original]</text:span></text:p>
          </table:table-cell>
          <table:table-cell table:style-name="ce73" office:value-type="string" calcext:value-type="string">
            <text:p>No</text:p>
          </table:table-cell>
          <table:table-cell table:style-name="ce76" office:value-type="string" calcext:value-type="string">
            <text:p>0 of 26</text:p>
          </table:table-cell>
          <table:table-cell table:number-columns-repeated="2" table:style-name="ce8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table:style-name="ce12" office:value-type="string" calcext:value-type="string">
            <text:p><text:s/>2. Undead Robot Bug Crusaders: Unusual Lives </text:p>
          </table:table-cell>
          <table:table-cell table:style-name="ce22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31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2" office:value-type="string" calcext:value-type="string">
            <text:p>Not Done</text:p>
          </table:table-cell>
          <table:table-cell table:style-name="ce70" office:value-type="string" calcext:value-type="string">
            <text:p><text:span text:style-name="T10">[Original]</text:span></text:p>
          </table:table-cell>
          <table:table-cell table:style-name="ce74" office:value-type="string" calcext:value-type="string">
            <text:p>No</text:p>
          </table:table-cell>
          <table:table-cell table:style-name="ce61" office:value-type="string" calcext:value-type="string">
            <text:p>0 of 25</text:p>
          </table:table-cell>
          <table:table-cell table:number-columns-repeated="2" table:style-name="ce8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table:style-name="ce14" office:value-type="string" calcext:value-type="string">
            <text:p><text:span text:style-name="T2">What Mistakes Tell Us</text:span></text:p>
          </table:table-cell>
          <table:table-cell table:style-name="ce26" office:value-type="string" calcext:value-type="string">
            <text:p><text:span text:style-name="T4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3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12"/>
        </table:table-row>
        <table:table-row table:style-name="ro7">
          <table:table-cell table:style-name="ce17" office:value-type="string" calcext:value-type="string">
            <text:p><text:span text:style-name="T3">Fallout: Equestria</text:span></text:p>
          </table:table-cell>
          <table:table-cell office:value-type="string" calcext:value-type="string">
            <text:p><text:span text:style-name="T4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6 of 49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3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office:value-type="string" calcext:value-type="string">
            <text:p><text:s/>Many Mirrors 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4" office:value-type="string" calcext:value-type="string">
            <text:p>Not Done</text:p>
          </table:table-cell>
          <table:table-cell office:value-type="string" calcext:value-type="string">
            <text:p><text:span text:style-name="T10">[Original]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7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table:style-name="ce27" office:value-type="string" calcext:value-type="string">
            <text:p>“Пончики”</text:p>
          </table:table-cell>
          <table:table-cell table:style-name="ce63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63" office:value-type="string" calcext:value-type="string">
            <text:p>1 of 1</text:p>
          </table:table-cell>
          <table:table-cell table:style-name="ce85" office:value-type="string" calcext:value-type="string">
            <text:p>Yes</text:p>
          </table:table-cell>
          <table:table-cell table:style-name="ce92" office:value-type="string" calcext:value-type="string">
            <text:p>Don’t Own Rights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table:style-name="ce27" office:value-type="string" calcext:value-type="string">
            <text:p>[Original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table:style-name="ce27" office:value-type="string" calcext:value-type="string">
            <text:p>[Original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1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table:style-name="ce27" office:value-type="string" calcext:value-type="string">
            <text:p>"Спарк Баг під дощем"</text:p>
          </table:table-cell>
          <table:table-cell table:style-name="ce96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style-name="ce63" office:value-type="string" calcext:value-type="string">
            <text:p>1 of 1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table:style-name="ce27" office:value-type="string" calcext:value-type="string">
            <text:p>Антропологія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 of 31</text:p>
          </table:table-cell>
          <table:table-cell table:style-name="ce108" office:value-type="string" calcext:value-type="string">
            <text:p>Author was online last time in 2015...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9"/>
          <table:table-cell table:style-name="ce22" table:number-columns-repeated="2"/>
          <table:table-cell table:style-name="ce65"/>
          <table:table-cell table:style-name="ce22"/>
          <table:table-cell table:style-name="ce61" table:number-columns-repeated="2"/>
          <table:table-cell table:style-name="ce86" table:number-columns-repeated="2"/>
          <table:table-cell table:number-columns-repeated="12"/>
        </table:table-row>
        <table:table-row table:style-name="ro9" table:number-rows-repeated="3">
          <table:table-cell table:style-name="ce1" table:number-columns-repeated="10"/>
          <table:table-cell table:number-columns-repeated="11"/>
        </table:table-row>
        <table:table-row table:style-name="ro9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3">00.00.0000</text:date>, <text:time style:data-style-name="N2" text:time-value="22:21:24.2487814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23T22:22:01.680724211</dc:date>
    <meta:editing-duration>PT8H4M40S</meta:editing-duration>
    <meta:editing-cycles>422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173" meta:object-count="0"/>
  </office:meta>
</office:document-meta>
</file>